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2" svg:font-family="Tahoma"/>
    <style:font-face style:name="Bitstream Vera Sans Mono" svg:font-family="'Bitstream Vera Sans Mono'" style:font-adornments="Roman" style:font-family-generic="modern" style:font-pitch="fixed"/>
    <style:font-face style:name="Palatino Linotype" svg:font-family="'Palatino Linotype'" style:font-adornments="Standard"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Myriad Pro2" svg:font-family="'Myriad Pro'" style:font-adornments="Fet" style:font-family-generic="swiss" style:font-pitch="variable"/>
    <style:font-face style:name="Myriad Pro1" svg:font-family="'Myriad Pro'" style:font-adornments="Kursiv" style:font-family-generic="swiss" style:font-pitch="variable"/>
    <style:font-face style:name="Myriad Pro" svg:font-family="'Myriad Pro'" style:font-adornments="Standard" style:font-family-generic="swiss" style:font-pitch="variable"/>
    <style:font-face style:name="Myriad Pro Cond" svg:font-family="'Myriad Pro Cond'" style:font-adornments="Fet" style:font-family-generic="swiss" style:font-pitch="variable"/>
    <style:font-face style:name="Tahoma" svg:font-family="Tahoma" style:font-adornments="Standard"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style:tab-stops>
          <style:tab-stop style:position="8.758cm" style:type="center"/>
          <style:tab-stop style:position="9.948cm"/>
          <style:tab-stop style:position="17.515cm" style:type="right"/>
        </style:tab-stops>
      </style:paragraph-properties>
    </style:style>
    <style:style style:name="P2" style:family="paragraph" style:parent-style-name="Footer">
      <style:paragraph-properties>
        <style:tab-stops>
          <style:tab-stop style:position="11.986cm"/>
          <style:tab-stop style:position="17.515cm" style:type="right"/>
        </style:tab-stops>
      </style:paragraph-properties>
    </style:style>
    <style:style style:name="P3" style:family="paragraph" style:parent-style-name="Signature">
      <style:paragraph-properties>
        <style:tab-stops>
          <style:tab-stop style:position="16.907cm" style:type="right"/>
        </style:tab-stops>
      </style:paragraph-properties>
    </style:style>
    <style:style style:name="P4" style:family="paragraph" style:parent-style-name="Signature">
      <style:paragraph-properties>
        <style:tab-stops>
          <style:tab-stop style:position="16.907cm" style:type="right"/>
        </style:tab-stops>
      </style:paragraph-properties>
      <style:text-properties fo:font-size="10pt" style:font-size-asian="10pt" style:font-size-complex="10pt"/>
    </style:style>
    <style:style style:name="P5" style:family="paragraph" style:parent-style-name="Text_20_body">
      <style:paragraph-properties fo:text-align="end" style:justify-single-word="false"/>
    </style:style>
    <style:style style:name="P6" style:family="paragraph" style:parent-style-name="Text_20_body">
      <style:text-properties fo:font-weight="bold" style:font-weight-asian="bold" style:font-weight-complex="bold"/>
    </style:style>
    <style:style style:name="P7" style:family="paragraph" style:parent-style-name="Text_20_body">
      <style:paragraph-properties fo:margin-left="0cm" fo:margin-right="0cm" fo:text-indent="0cm" style:auto-text-indent="false" fo:break-before="page"/>
      <style:text-properties fo:font-size="36pt" style:font-size-asian="36pt" style:font-size-complex="36pt"/>
    </style:style>
    <style:style style:name="P8" style:family="paragraph" style:parent-style-name="Title">
      <style:paragraph-properties fo:break-before="page"/>
    </style:style>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2"/>
    <style:style style:name="P15" style:family="paragraph" style:parent-style-name="Text_20_body" style:list-style-name="L2"/>
    <style:style style:name="P16" style:family="paragraph" style:parent-style-name="Text_20_body" style:list-style-name="L2"/>
    <style:style style:name="P17" style:family="paragraph" style:parent-style-name="Text_20_body">
      <style:paragraph-properties fo:margin-left="3.752cm" fo:margin-right="0cm" fo:text-indent="0cm" style:auto-text-indent="false"/>
      <style:text-properties fo:font-style="italic" style:font-style-asian="italic" style:font-style-complex="italic"/>
    </style:style>
    <style:style style:name="P18" style:family="paragraph" style:parent-style-name="Framsida_20_rubrik" style:master-page-name="First_20_Page">
      <style:paragraph-properties style:page-number="auto"/>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15.517cm" style:type="right" style:leader-style="dotted" style:leader-text="."/>
        </style:tab-stops>
      </style:paragraph-properties>
    </style:style>
    <style:style style:name="P21" style:family="paragraph" style:parent-style-name="Contents_20_2">
      <style:paragraph-properties>
        <style:tab-stops>
          <style:tab-stop style:position="15.018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Tahoma"/>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ld"/>
      </text:sequence-decls>
      <text:p text:style-name="P18"><text:title>Sessioner i PHP5</text:title></text:p>
      <text:p text:style-name="Framsida_20_författare">Jonas Björk</text:p>
      <text:p text:style-name="P5">April 2008</text:p>
      <text:p text:style-name="P7">Licens</text:p>
      <text:p text:style-name="Text_20_body">Upphovsrätten till ett verk uppkommer automatiskt, utan att man behöver anmäla eller registera sitt verk. Upphovsrätten är lagstiftad i Sverige och gäller i 70 år från upphovsrättsinnehavarens död. Verk som omfattas av upphovsrätt får inte utan upphovsrättsinnhavarens tillstånd publiceras på en hemsida eller på annat sätt. Verket får heller inte skrivas ut utan upphovsrättsinnehavarens tillstånd.</text:p>
      <text:p text:style-name="Text_20_body">Istället för att krångla med lagar ger jag Dig, skriftligen i detta dokument, tillstånd att:</text:p>
      <text:list text:style-name="L1">
        <text:list-item>
          <text:p text:style-name="P9">Läsa dokumentet.</text:p>
        </text:list-item>
        <text:list-item>
          <text:p text:style-name="P9">Skriva ut dokumentet.</text:p>
        </text:list-item>
        <text:list-item>
          <text:p text:style-name="P9">Kopiera dokumentet och sprida det vidare till dina vänner.</text:p>
        </text:list-item>
        <text:list-item>
          <text:p text:style-name="P9">Publicera ett oförändrat exemplar av dokumentet på din egen webbplats.</text:p>
        </text:list-item>
      </text:list>
      <text:p text:style-name="Text_20_body">Däremot tillåter jag inte att Du till exempel:</text:p>
      <text:list text:style-name="L2">
        <text:list-item>
          <text:p text:style-name="P13">Kopierar innehållet och publicerar det som ”ditt”.</text:p>
        </text:list-item>
        <text:list-item>
          <text:p text:style-name="P13">Skriver ut och säljer kopior av dokumentet, inte ens till självkostnadspris.</text:p>
        </text:list-item>
        <text:list-item>
          <text:p text:style-name="P13">Tar betalt för kopior av det elektroniska dokumentet.</text:p>
        </text:list-item>
        <text:list-item>
          <text:p text:style-name="P13">Använder dokumentet i undervisning.</text:p>
        </text:list-item>
      </text:list>
      <text:p text:style-name="Text_20_body">Vill du använda dokumentet till något annat än det jag uttryckligen tillåter ovanför ber jag dig ta kontakt med mig på jonas@jonasbjork.net för att komma överens om hur detta kan genomföras.</text:p>
      <text:p text:style-name="Text_20_body">PRODUKTER OCH FÖRETAGSNAMN SOM NÄMNS I DETTA DOKUMENT KAN VARA VARUMÄRKEN ELLER REGISTERADE VARUMÄRKEN SOM TILLHÖR RESPEKTIVE ÄGARE SOM ANVÄNDS FÖR ATT IDENTIFIERA DERAS PRODUKTER OCH TJÄNSTER.</text:p>
      <text:p text:style-name="Text_20_body">UTÖVER VAD SOM UTTRYCKLIGEN SKRIFTLIGEN ÖVERENSKOMMITS ELLER KRÄVS ENLIGT LAG TILLHANDAHÅLLS VERKET I ”BEFINTLIG SKICK”, UTAN NÅGRA SOM HELST GARANTIER, VARKEN UTTRYCKLIGA ELLER INDIREKTA, UTAN NÅGRA BEGRÄNSNINGAR AVSEENDE GARANTIER AVSEENDE INNEHÅLLET ELLER KORREKTHETEN I VERKET. </text:p>
      <text:p text:style-name="P6"><text:span text:style-name="T2">©</text:span>2008 Jonas Björk, www.jonasbjork.net </text:p>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nehållsförteckning1_Head">
            <text:p text:style-name="P19">Innehållsförteckning</text:p>
          </text:index-title>
          <text:p text:style-name="P20">Sessioner<text:tab/>4</text:p>
          <text:p text:style-name="P20">Starta en session<text:tab/>4</text:p>
          <text:p text:style-name="P20">Lagra data i en session<text:tab/>5</text:p>
          <text:p text:style-name="P20">Hämta data från en session<text:tab/>5</text:p>
          <text:p text:style-name="P20">Ta bort variabler från en session<text:tab/>5</text:p>
          <text:p text:style-name="P20">Avsluta en session<text:tab/>6</text:p>
          <text:p text:style-name="P20">Exempel<text:tab/>6</text:p>
          <text:p text:style-name="P21">Visa hur många gånger besökaren varit på sidan<text:tab/>6</text:p>
          <text:p text:style-name="P21">Ett enkelt lösenordsskydd<text:tab/>7</text:p>
          <text:p text:style-name="P20">Sessionens namn och id<text:tab/>8</text:p>
          <text:p text:style-name="P20">Lagen om elektronisk kommunikation<text:tab/>8</text:p>
        </text:index-body>
      </text:table-of-content>
      <text:p text:style-name="P6"/>
      <text:p text:style-name="P8"><text:tab/>Sessioner i PHP5</text:p>
      <text:p text:style-name="Text_20_body"/>
      <text:p text:style-name="Text_20_body"/>
      <text:h text:style-name="Heading_20_1" text:outline-level="1">Sessioner</text:h>
      <text:p text:style-name="Text_20_body">Webbsidor skickas från en webbserver med hjälp av Hyper Text Transfer Protocol (<text:span text:style-name="T1">HTTP</text:span>). HTTP är ett förbindelselöst protokoll, vilket innebär att när klienten (webbläsaren) har fått det den efterfrågade från servern (webbservern) dör förbindelsen. Problem som uppstår med detta är att vi inte kan hålla reda på en användare som besöker vår webbplats. Vi kan inte veta om användaren har loggat in på webbplatsen, eller till exempel vilka varor hon lagt i kundkorgen. Varje förbindelse är, från webbservens sida, helt ny.</text:p>
      <text:p text:style-name="Text_20_body">Detta kan man lösa med hjälp av kakor (eng <text:span text:style-name="T3">cookies</text:span>) eller sessioner (eng <text:span text:style-name="T3">sessions</text:span>). Kakor har nackdelen av att de sparar all information hos klienten. Det är inte enkelt, men det går, att manipulera en sådan kaka. Vi skulle till exempel kunna manipulera vår lokala kaka och säga att vi är inloggade som administratör på webbplatsen.</text:p>
      <text:p text:style-name="Text_20_body">En session lagras på servern och är således betydligt mycket svårare att manipulera. Sessionen skickar en kaka till klienten där den lagrar ett sessions-id, det vill säga vilken session klienten har. Varje gång klienten ansluter till webbplatsen skickas sessions-id:t med i form av en kaka till servern och servern kan därför spåra användaren och hålla koll på vilken användare som är vem. Genom detta kan vi till exempel skapa webbplatser med användarkonton eller kundvagnar.</text:p>
      <text:h text:style-name="Heading_20_1" text:outline-level="1">Starta en session</text:h>
      <text:p text:style-name="Text_20_body">En session startas första gången vi använder <text:span text:style-name="T1">session_start()</text:span> . <text:span text:style-name="T1">session_start()</text:span> skapar en ny session om det inte redan finns en för användaren, om det finns en session kommer den befintliga att hämtas upp och användas. Detta är det första som skall göras på varje sida i webbapplikationen. Utan <text:span text:style-name="T1">session_start()</text:span> är inte phpskriptet knuten till en session och vi kan därför inte heller använda oss av sessionsvariablerna på sidan.</text:p>
      <text:p text:style-name="Programlistning">&lt;?php<text:line-break/> <text:s/>session_start();<text:line-break/>?&gt;</text:p>
      <text:p text:style-name="Text_20_body">Det finns ett par undantag till när <text:span text:style-name="T1">session_start()</text:span> inte skall stå först i phpskript. Ett av dem är när vi lagrar objekt i sessionerna. Om vi har valt att lagra ett (eller flera) objekt i en session måste vi inkludera klassdefinitionen innan <text:span text:style-name="T1">session_start()</text:span> ! Detta för att PHP skall förstå hur objektet fungerar.</text:p>
      <text:p text:style-name="Programlistning">&lt;?php<text:line-break/> <text:s/>include( "MinKlass.class.php" );<text:line-break/><text:soft-page-break/> <text:s/>session_start();<text:line-break/>?&gt;</text:p>
      <text:h text:style-name="Heading_20_1" text:outline-level="1">Lagra data i en session</text:h>
      <text:p text:style-name="Text_20_body">När vi har en session kan det vara lämpligt att lagra något i den. Vad vi lagrar i sessionen är, för PHP, helt ointressant. Det är vi som vill hålla något <text:span text:style-name="T3">levande </text:span><text:s/>mellan användarens klick på webbplatsen. All data vi skapar i en session är åtkomlig genom variabeln <text:span text:style-name="T1">$_SESSION</text:span>. <text:span text:style-name="T1">$_SESSION</text:span> är en array och vi lagrar data i den genom att skapa plats för det i arrayen. Det kan till exempel se ut så här:</text:p>
      <text:p text:style-name="Programlistning">&lt;?php<text:line-break/> <text:s/>session_start();<text:line-break/> <text:s/>$_SESSION['namn'] = "Jonas";<text:line-break/>?&gt;</text:p>
      <text:p text:style-name="Text_20_body">Här skapar vi sessionsvariabeln <text:span text:style-name="T1">$_SESSION['namn']</text:span> och tilldelar den värdet <text:span text:style-name="T3">jonas</text:span> . Vi lagrar alltså textsträngen <text:span text:style-name="T3">jonas</text:span> i variabeln.</text:p>
      <text:h text:style-name="Heading_20_1" text:outline-level="1">Hämta data från en session</text:h>
      <text:p text:style-name="Text_20_body">Att hämta upp data från sessionsvariablerna är lika enkelt som att ange deras namn. Vi tittar på ett exempel:</text:p>
      <text:p text:style-name="Programlistning">&lt;?php<text:line-break/> <text:s/>session_start();<text:line-break/>?&gt;<text:line-break/>&lt;p&gt;Ditt namn är &lt;?php echo $_SESSION['namn']; ?&gt;.&lt;/p&gt;</text:p>
      <text:h text:style-name="Heading_20_1" text:outline-level="1">Ta bort variabler från en session</text:h>
      <text:p text:style-name="Text_20_body">Vill vi ta bort variabler från vår session använder vi phpfunktionen <text:span text:style-name="T1">unset()</text:span> .</text:p>
      <text:p text:style-name="Programlistning">&lt;?php<text:line-break/> <text:s/>session_start();<text:line-break/> <text:s/>unset( $_SESSION['namn'] );<text:line-break/>?&gt;</text:p>
      <text:p text:style-name="Text_20_body">När vi använder funktionen <text:span text:style-name="T1">unset()</text:span> kommer enbart den variabel vi anger tas bort, de andra (om det finns andra) kommer finnas kvar i sessionen. Vill vi istället ta bort alla variabler i sessionen använder vi istället funktionen <text:span text:style-name="T1">session_unset()</text:span> som tömmer variabeln <text:span text:style-name="T1">$_SESSION</text:span> helt.</text:p>
      <text:p text:style-name="Programlistning">&lt;?php<text:line-break/> <text:s/>session_start();<text:line-break/> <text:s/>session_unset();<text:line-break/>?&gt;</text:p>
      <text:p text:style-name="Text_20_body">Notera att <text:span text:style-name="T1">session_unset()</text:span> inte avslutar sessionen, det gör funktionen <text:span text:style-name="T1">session_destroy()</text:span>.</text:p>
      <text:h text:style-name="Heading_20_1" text:outline-level="1"><text:soft-page-break/>Avsluta en session</text:h>
      <text:p text:style-name="Text_20_body">När vi vill avsluta en session på servern använder vi PHP-funktionen <text:span text:style-name="T1">session_destroy()</text:span>. Det är ganska enkelt och vi ger ett exempel på ett utloggningsförfarande här nedanför.</text:p>
      <text:p text:style-name="Programlistning">&lt;?php<text:line-break/> <text:s/>session_start();<text:line-break/> <text:s/>session_unset();<text:line-break/> <text:s/>unset( $_COOKIE[session_name()] );<text:line-break/> <text:s/>session_destroy();<text:line-break/> <text:s/>header( 'Location: index.php' );<text:line-break/>?&gt;</text:p>
      <text:p text:style-name="Text_20_body">Vi måste alltså öppna sessionen först (<text:span text:style-name="T1">session_start()</text:span>) för att sedan avsluta den med funktionen <text:span text:style-name="T1">session_destroy()</text:span>. Innan vi avslutar sessionen ser vi till att tömma sessionen på variabler (<text:span text:style-name="T1">session_unset()</text:span>) och radera kakan hos klienten (<text:span text:style-name="T1">unset( $_COOKIE[session_name()])</text:span>). När vi har avslutat sessionen skickar vi användaren vidare till en annan sida (<text:span text:style-name="T1">index.php</text:span>) som i vårt fall är en startsida för webbapplikationen.</text:p>
      <text:p text:style-name="Text_20_body">En session lever som standard så länge webbläsaren är igång hos klienten. Livslängen defineras i konfigurationsfilen <text:span text:style-name="T1">php.ini</text:span> där den som standard är satt till värdet 0, som betyder <text:span text:style-name="T3">tills webbläsaren stängs</text:span>. Vill vi ändra sessioners livslängd kan vi ändra på värdet vid <text:span text:style-name="T1">session.cookie_liftetime</text:span> i filen <text:span text:style-name="T1">php.ini</text:span><text:span text:style-name="T4"> </text:span>till det antal sekunder vi vill hålla en session levande.</text:p>
      <text:h text:style-name="Heading_20_1" text:outline-level="1">Exempel</text:h>
      <text:p text:style-name="Text_20_body">Här följer några exempel på hur sessioner kan användas praktiskt i PHP.</text:p>
      <text:h text:style-name="Heading_20_2" text:outline-level="2">Visa hur många gånger besökaren varit på sidan</text:h>
      <text:p text:style-name="Text_20_body">Det första exemplet vi skall titta på är en enkel räknare som visar hur många gånger användaren besökt vår sida.</text:p>
      <text:p text:style-name="Programlistning">&lt;?php<text:line-break/> <text:s/>session_start();<text:line-break/><text:line-break/> <text:s/>if( !isset( $_SESSION['raknare'] ) ) {<text:line-break/> <text:s text:c="3"/>$_SESSION['raknare'] = 1;<text:line-break/> <text:s/>} else {<text:line-break/> <text:s text:c="3"/>$_SESSION['raknare']++;<text:line-break/> <text:s/>}<text:line-break/><text:line-break/>?&gt;<text:line-break/>&lt;p&gt;Du har besökt denna sida &lt;?php echo $_SESSION['raknare']; ?&gt; gånger.&lt;/p&gt;</text:p>
      <text:p text:style-name="Text_20_body">I exemplet använder vi variabeln <text:span text:style-name="T1">$_SESSION['raknare']</text:span><text:span text:style-name="T4"> </text:span>som en räknare för hur många gånger användaren besökt vår sida. Om det är första gången användaren besöker oss existerar naturligtvis inte <text:span text:style-name="T1">$_SESSION['raknare']</text:span> och det kontrollerar vi genom programkoden <text:span text:style-name="T1">if(!isset($_SESSION['raknare']))</text:span> om det är sant (att den inte finns) skapar vi den och tilldelar den värdet 1 med <text:span text:style-name="T1">$_SESSION['raknare'] = 1</text:span><text:span text:style-name="T4"> </text:span></text:p>
      <text:p text:style-name="Text_20_body">Om vi däremot har en <text:span text:style-name="T1">$_SESSION['raknare']</text:span> i vår session kommer vi istället öka värdet i den med 1 : <text:span text:style-name="T1">$_SESSION['raknare']++</text:span> . Att ange <text:span text:style-name="T1">++</text:span> efter en variabel är samma sak som att skriva <text:span text:style-name="T1">$_SESSION['raknare'] = $_SESSION['raknare'] + 1</text:span> , det är bara lite kortare att skriva <text:span text:style-name="T1">++</text:span>.</text:p>
      <text:h text:style-name="Heading_20_2" text:outline-level="2"><text:soft-page-break/>Ett enkelt lösenordsskydd</text:h>
      <text:p text:style-name="Text_20_body">I det här exemplet kommer vi skapa ett enkelt sätt att lösenordsskydda våra hemsidor. Vi bygger upp applikationen med tre filer: <text:span text:style-name="T1">start.php</text:span> som är startsidan, <text:span text:style-name="T1">inne.php</text:span> som är den lösenordsskyddade sidan och loggaut.php som används för att logga ut användaren. Vi börjar med att titta på <text:span text:style-name="T1">start.php</text:span>:</text:p>
      <text:p text:style-name="Programlistning">&lt;?php<text:line-break/> <text:s/>session_start();<text:line-break/><text:line-break/> <text:s/>$error = false;<text:line-break/><text:line-break/> <text:s/>if( isset( $_POST['losenordKnapp'] ) ) {<text:line-break/> <text:s text:c="3"/>$l = $_POST['losenord'];<text:line-break/> <text:s text:c="3"/>if( $l == "hemligt" ) {<text:line-break/> <text:s text:c="5"/>$_SESSION['inloggad'] = true;<text:line-break/> <text:s text:c="3"/>} else {<text:line-break/> <text:s text:c="5"/>$error = true;<text:line-break/> <text:s text:c="3"/>}<text:line-break/> <text:s/>}<text:line-break/><text:line-break/> <text:s/>if( isset( $_SESSION['inloggad'] ) ) {<text:line-break/> <text:s text:c="3"/>if( $_SESSION['inloggad'] == true ) {<text:line-break/> <text:s text:c="5"/>header( 'Location: inne.php' );<text:line-break/> <text:s text:c="3"/>}<text:line-break/> <text:s/>}<text:line-break/><text:line-break/>?&gt;<text:line-break/><text:line-break/>&lt;p&gt;Välkommen till min hemliga sida, du måste ange lösenordet för att komma in här!&lt;/p&gt;<text:line-break/><text:line-break/>&lt;?php<text:line-break/> <text:s/>if($error) {<text:line-break/> <text:s text:c="3"/>echo "&lt;p&gt;Fel lösenord!&lt;/p&gt;”;<text:line-break/> <text:s/>}<text:line-break/>?&gt;<text:line-break/>&lt;form method="post" action="start.php"&gt;<text:line-break/>&lt;p&gt;Lösenord: &lt;input type="password" name="losenord" /&gt;<text:line-break/>&lt;input type="submit" name="losenordKnapp" value="Logga in" /&gt;<text:line-break/>&lt;/p&gt;<text:line-break/>&lt;/form&gt;</text:p>
      <text:p text:style-name="Text_20_body">Sedan tittar vi på filen <text:span text:style-name="T1">inne.php</text:span> som är den sida vi inte kommer åt utan att ange lösenordet:</text:p>
      <text:p text:style-name="Programlistning">&lt;?php<text:line-break/> <text:s/>session_start();<text:line-break/><text:line-break/> <text:s/>if( !isset( $_SESSION['inloggad'] ) ) {<text:line-break/> <text:s text:c="3"/>header( 'Location: start.php' );<text:line-break/> <text:s/>}<text:line-break/><text:line-break/>?&gt;<text:line-break/>&lt;p&gt;Välkommen!&lt;/p&gt;<text:line-break/>&lt;a href="loggaut.php"&gt;Logga ut&lt;/a&gt;</text:p>
      <text:p text:style-name="Text_20_body">Slutligen är det filen <text:span text:style-name="T1">loggaut.php</text:span> som hanterar utloggningen av användaren:</text:p>
      <text:p text:style-name="Programlistning">&lt;?php<text:line-break/> <text:s/>session_start();<text:line-break/> <text:s/>session_unset();<text:line-break/> <text:s/>unset( $_COOKIE[session_name()] );<text:line-break/> <text:s/>session_destroy();<text:line-break/> <text:s/>header( 'Location: start.php' );<text:line-break/>?&gt;</text:p>
      <text:p text:style-name="Text_20_body">Om vi vill ha flera sidor som är lösenordskyddade skiver vi samma kontroll i dem som i filen <text:soft-page-break/><text:span text:style-name="T1">inne.php</text:span> :</text:p>
      <text:p text:style-name="Programlistning">if( !isset( $_SESSION['inloggad'] ) ) {<text:line-break/> <text:s/>header( 'Location: start.php' );<text:line-break/>}</text:p>
      <text:h text:style-name="Heading_20_1" text:outline-level="1">Sessionens namn och id</text:h>
      <text:p text:style-name="Text_20_body">När vi skapar en session med PHP får den ett namn, vanligtvis PHPSESSID. Detta namn kan vi ändra på i konfigurationsfilen för PHP (<text:span text:style-name="T1">php.ini</text:span>) om vi vill. Vi letar upp raden i <text:span text:style-name="T1">php.ini</text:span> som ser ut så här: <text:span text:style-name="T1">session.name = PHPSESSID</text:span> och ändrar PHPSESSID till något annat.</text:p>
      <text:p text:style-name="Text_20_body">När sessionen skapas får den en unik sträng som skiljer sessionerna mellan. Denna sträng lagras i en kaka hos klienten och vi kan få fram den genom variabeln <text:span text:style-name="T1">$_COOKIE[session_name()]</text:span>. Ett exempel på hur det kan se ut i kod:</text:p>
      <text:p text:style-name="Programlistning">&lt;?php<text:line-break/> <text:s/>session_start();<text:line-break/>?&gt;<text:line-break/>Sessionsnamn: &lt;?php echo session_name(); ?&gt;&lt;br /&gt;<text:line-break/>Sessionsid: &lt;?php echo $_COOKIE[session_name()]; ?&gt;</text:p>
      <text:p text:style-name="Text_20_body">När vi kör det här skriptet i webbläsaren kommer vi se något liknande:</text:p>
      <text:p text:style-name="Programlistning">Sessions-namn: PHPSESSID<text:line-break/>Sessions-id: 7a8tse11mmohcavhjbhlm9akc5</text:p>
      <text:p text:style-name="Text_20_body">Notera att sessionsid kommer vara tom första gången vi besöker sidan. Anledningen till detta är att kakan skickas till klienten <text:span text:style-name="T3">efter</text:span> att skriptet körts. Vi har alltså ingen kaka första gången vi kör skriptet och därför kommer inte <text:span text:style-name="T1">$_COOKIE[session_name()]</text:span> att innehålla något. Vi uppdaterar webbsidan en gång i webbläsaren så kommer sessions-id att visas.</text:p>
      <text:h text:style-name="Heading_20_1" text:outline-level="1">Lagen om elektronisk kommunikation</text:h>
      <text:p text:style-name="Text_20_body">Den 25 juli 2003 trädde Lagen om elektronisk kommunikation i kraft. I lagen står det bland annat att alla som besöker en webbplats som använder kakor skall få information om att webbplatsen använder kakor, vad kakorna används till och hur användaren kan undvika kakor.</text:p>
      <text:p text:style-name="Text_20_body">Det är alltså viktigt att vi, när vi använder kakor/sessioner informerar användarna om detta!</text:p>
      <text:p text:style-name="Text_20_body">Så här skriver den svenska linuxgemenskapen linuxportalen.se på sin webbplats:</text:p>
      <text:p text:style-name="P17">linuxportalen.se använder cookies för att du skall kunna göra egna val på sidan, så som att anpassa sidans innehåll. Vill du inte använda cookies, kan du stänga av dem i din webbläsare - se din webbläsares hjälp för hur du gör. Stänger du av cookies kommer vissa av sidans funktioner inte fungera som tänkt.</text:p>
      <text:p text:style-name="Text_20_body">Läs mer om detta på Post och Telestyrelsens hemsida: <text:a xlink:type="simple" xlink:href="http://pts.se/sv/Regler/Lagar/Lag-om-elektronisk-kommunikation/Cookies-kakor/">http://pts.se/sv/Regler/Lagar/Lag-om-elektronisk-kommunikation/Cookies-kakor/</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2" svg:font-family="Tahoma"/>
    <style:font-face style:name="Bitstream Vera Sans Mono" svg:font-family="'Bitstream Vera Sans Mono'" style:font-adornments="Roman" style:font-family-generic="modern" style:font-pitch="fixed"/>
    <style:font-face style:name="Palatino Linotype" svg:font-family="'Palatino Linotype'" style:font-adornments="Standard" style:font-family-generic="roman" style:font-pitch="variable"/>
    <style:font-face style:name="Thorndale AMT" svg:font-family="'Thorndale AMT'" style:font-family-generic="roman" style:font-pitch="variable"/>
    <style:font-face style:name="Albany AMT" svg:font-family="'Albany AMT'" style:font-family-generic="swiss" style:font-pitch="variable"/>
    <style:font-face style:name="Myriad Pro2" svg:font-family="'Myriad Pro'" style:font-adornments="Fet" style:font-family-generic="swiss" style:font-pitch="variable"/>
    <style:font-face style:name="Myriad Pro1" svg:font-family="'Myriad Pro'" style:font-adornments="Kursiv" style:font-family-generic="swiss" style:font-pitch="variable"/>
    <style:font-face style:name="Myriad Pro" svg:font-family="'Myriad Pro'" style:font-adornments="Standard" style:font-family-generic="swiss" style:font-pitch="variable"/>
    <style:font-face style:name="Myriad Pro Cond" svg:font-family="'Myriad Pro Cond'" style:font-adornments="Fet" style:font-family-generic="swiss" style:font-pitch="variable"/>
    <style:font-face style:name="Tahoma" svg:font-family="Tahoma" style:font-adornments="Standard"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en" fo:country="GB"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left="2.499cm" fo:margin-right="0cm" fo:margin-top="0cm" fo:margin-bottom="0.212cm" fo:text-align="justify" style:justify-single-word="false" fo:text-indent="0cm" style:auto-text-indent="false" style:page-number="auto">
        <style:tab-stops/>
      </style:paragraph-properties>
      <style:text-properties style:font-name="Palatino Linotype" fo:font-size="10pt" fo:language="sv" fo:country="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master-page-name="">
      <style:paragraph-properties fo:margin-left="0.499cm" fo:margin-right="0.499cm" fo:margin-top="0cm" fo:margin-bottom="0.101cm" fo:text-indent="0cm" style:auto-text-indent="false" style:page-number="auto" fo:background-color="transparent" fo:padding-left="0.049cm" fo:padding-right="0.049cm" fo:padding-top="0.101cm" fo:padding-bottom="0.049cm" fo:border-left="none" fo:border-right="none" fo:border-top="0.002cm solid #629e1f" fo:border-bottom="none" style:shadow="none" text:number-lines="false" text:line-number="0">
        <style:tab-stops/>
        <style:background-image/>
      </style:paragraph-properties>
      <style:text-properties style:font-name="Myriad Pro" fo:font-size="11pt" fo:language="sv" fo:country="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Lucida Sans Unicode"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margin-left="2cm" fo:margin-right="0cm" fo:margin-top="0.42cm" fo:margin-bottom="0.4cm" fo:text-indent="0cm" style:auto-text-indent="false" style:page-number="auto" fo:padding="0cm" fo:border-left="none" fo:border-right="none" fo:border-top="none" fo:border-bottom="0.035cm solid #1c82b9" style:shadow="none">
        <style:tab-stops/>
      </style:paragraph-properties>
      <style:text-properties style:font-name="Myriad Pro Cond" fo:font-size="160%" fo:language="sv" fo:country="SE"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2cm" fo:margin-right="0cm" fo:text-indent="0cm" style:auto-text-indent="false" style:page-number="auto" fo:background-color="transparent" style:shadow="none">
        <style:tab-stops/>
        <style:background-image/>
      </style:paragraph-properties>
      <style:text-properties style:font-name="Myriad Pro" fo:font-size="18pt" fo:language="sv" fo:country="SE"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left="2cm" fo:margin-right="0cm" fo:text-indent="0cm" style:auto-text-indent="false" style:page-number="auto"/>
      <style:text-properties style:font-name="Myriad Pro" fo:font-size="14pt" fo:language="sv" fo:country="SE" fo:font-weight="normal" style:font-size-asian="14pt" style:font-weight-asian="bold" style:font-size-complex="14pt" style:font-weight-complex="bold"/>
    </style:style>
    <style:style style:name="List" style:family="paragraph" style:parent-style-name="Text_20_body" style:class="list">
      <style:text-properties style:font-size-asian="12pt" style:font-name-complex="Tahoma2"/>
    </style:style>
    <style:style style:name="Header" style:family="paragraph" style:parent-style-name="Standard" style:class="extra">
      <style:paragraph-properties style:shadow="none" text:number-lines="false" text:line-number="0">
        <style:tab-stops>
          <style:tab-stop style:position="8.758cm" style:type="center"/>
          <style:tab-stop style:position="17.515cm" style:type="right"/>
        </style:tab-stops>
      </style:paragraph-properties>
      <style:text-properties style:font-name="Myriad Pro"/>
    </style:style>
    <style:style style:name="Footer" style:family="paragraph" style:parent-style-name="Standard" style:class="extra">
      <style:paragraph-properties text:number-lines="false" text:line-number="0">
        <style:tab-stops>
          <style:tab-stop style:position="8.758cm" style:type="center"/>
          <style:tab-stop style:position="17.515cm" style:type="right"/>
        </style:tab-stops>
      </style:paragraph-properties>
      <style:text-properties style:font-name="Myriad Pro" fo:font-size="10pt" fo:language="sv" fo:country="SE"/>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text-properties style:font-name="Myriad Pr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fo:background-color="transparent" text:number-lines="false" text:line-number="0">
        <style:background-image/>
      </style:paragraph-properties>
      <style:text-properties style:font-name="Myriad Pro1" fo:font-size="10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background-color="transparent" style:shadow="none">
        <style:tab-stops/>
        <style:background-image/>
      </style:paragraph-properties>
      <style:text-properties style:font-name="Myriad Pro1"/>
    </style:style>
    <style:style style:name="Table" style:family="paragraph" style:parent-style-name="Caption" style:class="extra"/>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font-name-complex="Tahoma2"/>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0.018cm solid #5a5a64" style:shadow="none" text:number-lines="false" text:line-number="0"/>
      <style:text-properties style:font-name="Myriad Pro2" fo:font-size="16pt" fo:language="sv" fo:country="S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cm" fo:margin-right="0cm" fo:text-indent="0cm" style:auto-text-indent="false" style:shadow="none">
        <style:tab-stops>
          <style:tab-stop style:position="17.517cm" style:type="right" style:leader-style="dotted" style:leader-text="."/>
        </style:tab-stops>
      </style:paragraph-properties>
      <style:text-properties style:font-name="Myriad Pro"/>
    </style:style>
    <style:style style:name="Table_20_index_20_heading" style:display-name="Table index heading" style:family="paragraph" style:parent-style-name="Heading" style:class="index">
      <style:paragraph-properties fo:margin-left="0cm" fo:margin-right="0cm" fo:text-indent="0cm" style:auto-text-indent="false" fo:background-color="#cccccd" style:shadow="none" text:number-lines="false" text:line-number="0">
        <style:background-image/>
      </style:paragraph-properties>
      <style:text-properties style:font-name="Myriad Pro2" fo:font-size="14pt" fo:font-weight="bold" style:font-size-asian="16pt" style:font-weight-asian="bold" style:font-size-complex="16pt" style:font-weight-complex="bold"/>
    </style:style>
    <style:style style:name="Title" style:family="paragraph" style:parent-style-name="Heading" style:next-style-name="Subtitle" style:class="chapter" style:master-page-name="">
      <style:paragraph-properties fo:margin-top="2cm" fo:margin-bottom="0.199cm" fo:text-align="start" style:justify-single-word="false" style:page-number="auto" fo:break-before="page" fo:background-color="transparent" fo:padding-left="0cm" fo:padding-right="0cm" fo:padding-top="0cm" fo:padding-bottom="0.499cm" fo:border-left="none" fo:border-right="none" fo:border-top="none" fo:border-bottom="0.002cm solid #e00000" style:shadow="none">
        <style:tab-stops>
          <style:tab-stop style:position="2.499cm"/>
        </style:tab-stops>
        <style:background-image/>
      </style:paragraph-properties>
      <style:text-properties style:font-name="Myriad Pro2" fo:font-size="24pt" fo:language="sv" fo:country="SE"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ramsida_20_rubrik" style:display-name="Framsida rubrik" style:family="paragraph" style:parent-style-name="Heading" style:next-style-name="Text_20_body" style:class="text" style:master-page-name="">
      <style:paragraph-properties fo:margin-left="2cm" fo:margin-right="0cm" fo:margin-top="7.999cm" fo:margin-bottom="0cm" fo:text-align="end" style:justify-single-word="false" fo:text-indent="0cm" style:auto-text-indent="false" style:page-number="auto" fo:padding-left="0cm" fo:padding-right="0cm" fo:padding-top="0cm" fo:padding-bottom="0.3cm" fo:border-left="none" fo:border-right="none" fo:border-top="none" fo:border-bottom="0.035cm solid #e67814" style:shadow="none"/>
      <style:text-properties style:font-name="Myriad Pro" fo:font-size="44pt" fo:language="sv" fo:country="SE"/>
    </style:style>
    <style:style style:name="Framsida_20_författare" style:display-name="Framsida författare" style:family="paragraph" style:parent-style-name="Heading" style:next-style-name="Text_20_body" style:class="text" style:master-page-name="">
      <style:paragraph-properties fo:margin-top="0cm" fo:margin-bottom="0cm" fo:text-align="end" style:justify-single-word="false" style:page-number="auto" style:shadow="none"/>
      <style:text-properties style:font-name="Myriad Pro" fo:font-size="24pt" fo:language="sv" fo:country="SE"/>
    </style:style>
    <style:style style:name="Programlistning" style:family="paragraph" style:parent-style-name="Standard" style:next-style-name="Text_20_body" style:master-page-name="">
      <style:paragraph-properties fo:margin-left="2.499cm" fo:margin-right="0cm" fo:margin-top="0.199cm" fo:margin-bottom="0.199cm" fo:text-indent="0cm" style:auto-text-indent="false" style:page-number="auto" fo:background-color="#e6e6e6" fo:padding="0.3cm" fo:border="0.018cm solid #3c3c41" style:shadow="none">
        <style:tab-stops/>
        <style:background-image/>
      </style:paragraph-properties>
      <style:text-properties fo:color="#000000" style:font-name="Bitstream Vera Sans Mono" fo:font-size="8pt"/>
    </style:style>
    <style:style style:name="Bild" style:family="paragraph" style:parent-style-name="Caption"/>
    <style:style style:name="Contents_20_2" style:display-name="Contents 2" style:family="paragraph" style:parent-style-name="Index" style:class="index">
      <style:paragraph-properties fo:margin-left="2.499cm" fo:margin-right="0cm" fo:text-indent="0cm" style:auto-text-indent="false">
        <style:tab-stops>
          <style:tab-stop style:position="17.018cm" style:type="right" style:leader-style="dotted" style:leader-text="."/>
        </style:tab-stops>
      </style:paragraph-properties>
      <style:text-properties style:font-name="Myriad Pr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Footer">
      <style:paragraph-properties>
        <style:tab-stops>
          <style:tab-stop style:position="8.758cm" style:type="center"/>
          <style:tab-stop style:position="9.948cm"/>
          <style:tab-stop style:position="17.515cm" style:type="right"/>
        </style:tab-stops>
      </style:paragraph-properties>
    </style:style>
    <style:style style:name="P2" style:family="paragraph" style:parent-style-name="Signature">
      <style:paragraph-properties>
        <style:tab-stops>
          <style:tab-stop style:position="16.907cm" style:type="right"/>
        </style:tab-stops>
      </style:paragraph-properties>
    </style:style>
    <style:style style:name="P3" style:family="paragraph" style:parent-style-name="Signature">
      <style:paragraph-properties>
        <style:tab-stops>
          <style:tab-stop style:position="16.907cm" style:type="right"/>
        </style:tab-stops>
      </style:paragraph-properties>
      <style:text-properties fo:font-size="10pt" style:font-size-asian="10pt" style:font-size-complex="10pt"/>
    </style:style>
    <style:style style:name="P4" style:family="paragraph" style:parent-style-name="Footer">
      <style:paragraph-properties>
        <style:tab-stops>
          <style:tab-stop style:position="11.986cm"/>
          <style:tab-stop style:position="17.515cm" style:type="right"/>
        </style:tab-stops>
      </style:paragraph-properties>
    </style:style>
    <style:style style:name="T1" style:family="text">
      <style:text-properties fo:font-weight="bold" style:font-weight-asian="bold" style:font-weight-complex="bold"/>
    </style:style>
    <style:page-layout style:name="pm1">
      <style:page-layout-properties fo:page-width="21.001cm" fo:page-height="29.7cm" style:num-format="1" style:print-orientation="portrait" fo:margin-top="2cm" fo:margin-bottom="1.499cm" fo:margin-left="2cm" fo:margin-right="1.48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0.7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tab/><text:tab/><text:title>Sessioner i PHP5</text:title><text:tab/><text:span text:style-name="T1"><text:page-number text:select-page="current">8</text:page-number></text:span><text:span text:style-name="T1"> (</text:span><text:span text:style-name="T1"><text:page-count>8</text:page-count></text:span><text:span text:style-name="T1">)</text:span></text:p>
      </style:footer>
    </style:master-page>
    <style:master-page style:name="First_20_Page" style:display-name="First Page" style:page-layout-name="pm2" style:next-style-name="licens">
      <style:footer>
        <text:p text:style-name="P2">Jonas Björk <text:tab/>http://www.jonasbjork.net/ </text:p>
        <text:p text:style-name="P3">Skicka kommentarer på detta dokument till: jonas@jonasbjork.net</text:p>
      </style:footer>
    </style:master-page>
    <style:master-page style:name="Left_20_Page" style:display-name="Left Page" style:page-layout-name="pm3"/>
    <style:master-page style:name="Right_20_Page" style:display-name="Right Page" style:page-layout-name="pm4">
      <style:footer>
        <text:p text:style-name="P4"><text:tab/><text:title>Sessioner i PHP5</text:title> <text:tab/><text:page-number text:select-page="current">8</text:page-number> (<text:page-count>8</text:page-count>)</text:p>
      </style:footer>
    </style:master-page>
    <style:master-page style:name="Endnote" style:page-layout-name="pm5"/>
    <style:master-page style:name="licens" style:page-layout-name="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Sessioner i PHP5</dc:title>
    <meta:creation-date>2007-07-07T20:15:52</meta:creation-date>
    <dc:date>2008-04-02T19:28:15</dc:date>
    <meta:keyword>session php</meta:keyword>
    <meta:editing-cycles>64</meta:editing-cycles>
    <meta:editing-duration>P1DT9H57M47S</meta:editing-duration>
    <meta:user-defined meta:name="Info 1"/>
    <meta:user-defined meta:name="Info 2"/>
    <meta:user-defined meta:name="Info 3"/>
    <meta:user-defined meta:name="Info 4"/>
    <meta:document-statistic meta:table-count="0" meta:image-count="0" meta:object-count="0" meta:page-count="8" meta:paragraph-count="92" meta:word-count="1759" meta:character-count="11603"/>
  </office:meta>
</office:document-meta>
</file>